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officeooo:rsid="00131661" officeooo:paragraph-rsid="0031bb07"/>
    </style:style>
    <style:style style:name="P2" style:family="paragraph" style:parent-style-name="Heading_20_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Heading_20_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395f4" officeooo:paragraph-rsid="00243e7a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395f4" officeooo:paragraph-rsid="00334da3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395f4" officeooo:paragraph-rsid="00291069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395f4" officeooo:paragraph-rsid="001395f4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260c45" officeooo:paragraph-rsid="001b4db7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334da3" officeooo:paragraph-rsid="00155078" style:font-size-asian="12pt" style:font-size-complex="12pt"/>
    </style:style>
    <style:style style:name="T1" style:family="text">
      <style:text-properties officeooo:rsid="00131661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395f4" style:font-size-asian="12pt" style:font-size-complex="12pt"/>
    </style:style>
    <style:style style:name="T4" style:family="text">
      <style:text-properties style:font-name="Times New Roman" fo:font-size="12pt" officeooo:rsid="001c6284" style:font-size-asian="12pt" style:font-size-complex="12pt"/>
    </style:style>
    <style:style style:name="T5" style:family="text">
      <style:text-properties style:font-name="Times New Roman" fo:font-size="12pt" officeooo:rsid="0031bb07" style:font-size-asian="12pt" style:font-size-complex="12pt"/>
    </style:style>
    <style:style style:name="T6" style:family="text">
      <style:text-properties style:font-name="Times New Roman" fo:font-size="12pt" officeooo:rsid="0054f795" style:font-size-asian="12pt" style:font-size-complex="12pt"/>
    </style:style>
    <style:style style:name="T7" style:family="text">
      <style:text-properties style:font-name="Times New Roman" fo:font-size="12pt" officeooo:rsid="0034eda2" style:font-size-asian="12pt" style:font-size-complex="12pt"/>
    </style:style>
    <style:style style:name="T8" style:family="text">
      <style:text-properties style:font-name="Times New Roman" fo:font-size="12pt" officeooo:rsid="003641e2" style:font-size-asian="12pt" style:font-size-complex="12pt"/>
    </style:style>
    <style:style style:name="T9" style:family="text">
      <style:text-properties officeooo:rsid="00167b70"/>
    </style:style>
    <style:style style:name="T10" style:family="text">
      <style:text-properties officeooo:rsid="00177fd0"/>
    </style:style>
    <style:style style:name="T11" style:family="text">
      <style:text-properties officeooo:rsid="001a8a7b"/>
    </style:style>
    <style:style style:name="T12" style:family="text">
      <style:text-properties officeooo:rsid="001b4db7"/>
    </style:style>
    <style:style style:name="T13" style:family="text">
      <style:text-properties officeooo:rsid="00224747"/>
    </style:style>
    <style:style style:name="T14" style:family="text">
      <style:text-properties officeooo:rsid="00243e7a"/>
    </style:style>
    <style:style style:name="T15" style:family="text">
      <style:text-properties officeooo:rsid="0028673f"/>
    </style:style>
    <style:style style:name="T16" style:family="text">
      <style:text-properties officeooo:rsid="002a1f5e"/>
    </style:style>
    <style:style style:name="T17" style:family="text">
      <style:text-properties officeooo:rsid="002a4476"/>
    </style:style>
    <style:style style:name="T18" style:family="text">
      <style:text-properties officeooo:rsid="002b248e"/>
    </style:style>
    <style:style style:name="T19" style:family="text">
      <style:text-properties officeooo:rsid="0030c750"/>
    </style:style>
    <style:style style:name="T20" style:family="text">
      <style:text-properties officeooo:rsid="00334d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DEFINICIÓN</text:span> DE OBJETIVOS</text:h>
      <text:h text:style-name="P3" text:outline-level="2">OBJETIVO GENERAL</text:h>
      <text:p text:style-name="P1"><text:span text:style-name="T5">D</text:span><text:span text:style-name="T2">esarrollar </text:span><text:span text:style-name="T3">e implementar </text:span><text:span text:style-name="T2">un </text:span><text:span text:style-name="T5">sistema</text:span><text:span text:style-name="T2"> de firma digital para el Ministerio de Obras Públicas, Servicios y Vivienda </text:span><text:span text:style-name="T4">que permita </text:span><text:span text:style-name="T5">a</text:span><text:span text:style-name="T6">gilizar, transparentar y </text:span><text:span text:style-name="T7">simplificar las </text:span><text:span text:style-name="T8">procedimientos administrativos </text:span><text:span text:style-name="T7">de</text:span><text:span text:style-name="T6"> la gestión pública.</text:span></text:p>
      <text:h text:style-name="P3" text:outline-level="2">OBJETIVOS ESPECÍFICOS</text:h>
      <text:list xml:id="list4235738779202947411" text:style-name="L1">
        <text:list-item>
          <text:p text:style-name="P4"><text:span text:style-name="T20">Diseñar el modelo uso de la </text:span>firma <text:span text:style-name="T10">digital</text:span> <text:span text:style-name="T12">para</text:span> documentos <text:span text:style-name="T12">en formato </text:span>PDF <text:span text:style-name="T11">realizados por los servidores públicos o </text:span>generados <text:span text:style-name="T12">por los diferentes sistemas con los que cuenta el Ministerio.</text:span></text:p>
        </text:list-item>
        <text:list-item>
          <text:p text:style-name="P8"><text:span text:style-name="T20">I</text:span>ncorporar varias firmas digitales dentro de un documento en formato PDF. Esto permitirá que varias personas puedan firmas un documento en la que es necesaria su firma.</text:p>
        </text:list-item>
        <text:list-item>
          <text:p text:style-name="P5"><text:span text:style-name="T20">Mostrar la información de una persona</text:span>, <text:span text:style-name="T14">como ser nombre completo, carnet de identidad y cargo institucional en una marca de agua dentro de</text:span> un documento <text:span text:style-name="T17">en</text:span> formato PDF <text:span text:style-name="T16">firmado</text:span>.</text:p>
        </text:list-item>
        <text:list-item>
          <text:p text:style-name="P6">Incluir <text:span text:style-name="T18">un</text:span> sello de tiempo <text:span text:style-name="T13">que consistirá un mecanismo de consulta que permite demostrar que una serie de datos han existido y no han sido alterados desde un instante en específico en el tiempo. Esto permitirá mantener la validez de documentos en formato PDF que necesiten ser</text:span> firma<text:span text:style-name="T13">dos.</text:span></text:p>
        </text:list-item>
        <text:list-item>
          <text:p text:style-name="P7"><text:span text:style-name="T20">Comprobar y autentificar</text:span> firmas digitales <text:span text:style-name="T15">de los servidores públicos </text:span>en documentos <text:span text:style-name="T19">e</text:span>n formato PDF <text:span text:style-name="T9">dentro de los sistemas en producción del Ministerio que requieran interactuar con la firma digital.</text:span></text:p>
        </text:list-item>
        <text:list-item>
          <text:p text:style-name="P9">Corroborar y validar el estado de un certificado proporcionado por la entidad certificadora para verificar <text:s/>si dicho certificado se encuentra aun vigente o fue vulner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36:02.259760854</meta:creation-date>
    <dc:date>2015-06-25T17:36:04.638583597</dc:date>
    <dc:creator>armin </dc:creator>
    <meta:editing-duration>PT1H15M1S</meta:editing-duration>
    <meta:editing-cycles>22</meta:editing-cycles>
    <meta:generator>LibreOffice/4.4.3.2$Linux_X86_64 LibreOffice_project/40m0$Build-2</meta:generator>
    <meta:document-statistic meta:table-count="0" meta:image-count="0" meta:object-count="0" meta:page-count="1" meta:paragraph-count="10" meta:word-count="234" meta:character-count="1473" meta:non-whitespace-character-count="1257"/>
  </office:meta>
</office:document-meta>
</file>